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able-cell-properties fo:background-color="#99cc66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9cc66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  <style:style style:name="ce23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AltSeq ()</text:p>
          </table:table-cell>
          <table:table-cell table:style-name="Default" office:value-type="string" calcext:value-type="string">
            <text:p>U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  <table:table-cell/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em o predicado da regra original, o label associado a ‘IMPORT’ é incorreto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+ 1 ok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string" calcext:value-type="string">
            <text:p>6 + 1 ok</text:p>
          </table:table-cell>
          <table:table-cell office:value-type="string" calcext:value-type="string">
            <text:p>Label novo em ‘import’ e diferença marginal: tanto em ‘import’ quanto em ‘foreign’ o algoritmo rotula o choice, enquanto a anotação manual rotula a segunda alternativa da escolha</text:p>
          </table:table-cell>
          <table:table-cell/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 + 1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5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  <table:table-cell/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  <table:table-cell/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65" calcext:value-type="float">
            <text:p>65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38" calcext:value-type="float">
            <text:p>38</text:p>
          </table:table-cell>
          <table:table-cell table:formula="of:=SUM([.F2:.F51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+7" office:value-type="float" office:value="78" calcext:value-type="float">
            <text:p>78</text:p>
          </table:table-cell>
          <table:table-cell/>
          <table:table-cell table:formula="of:=[.E54]+7" office:value-type="float" office:value="45" calcext:value-type="float">
            <text:p>45</text:p>
          </table:table-cell>
          <table:table-cell table:formula="of:=[.F54]+7+2+1" office:value-type="float" office:value="63" calcext:value-type="float">
            <text:p>63</text:p>
          </table:table-cell>
          <table:table-cell office:value-type="string" calcext:value-type="string">
            <text:p>Regular: 78 corretos e 2 errados. 76 <text:s/>+ 2 corretos iguais, 2 corretos novos, 9 ausentes, 0 incorretos novo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nservative: 43 corretos, 44 ausentes, 0 novos</text:p>
          </table:table-cell>
          <table:table-cell/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0" calcext:value-type="float">
            <text:p>30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10" calcext:value-type="float">
            <text:p>10</text:p>
          </table:table-cell>
          <table:table-cell/>
          <table:table-cell office:value-type="string" calcext:value-type="string">
            <text:p>Soft: 45 corretos e 0 errado. 44 <text:s/>corretos iguais, 1 correto novo, 43 ausentes, 0 incorretos novos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3" office:value-type="float" office:value="33" calcext:value-type="float">
            <text:p>33</text:p>
          </table:table-cell>
          <table:table-cell/>
          <table:table-cell table:formula="of:=[.E57]+2" office:value-type="float" office:value="12" calcext:value-type="float">
            <text:p>12</text:p>
          </table:table-cell>
          <table:table-cell/>
          <table:table-cell office:value-type="string" calcext:value-type="string">
            <text:p>Upath: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6" office:value-type="string" calcext:value-type="string">
            <text:p>Recovery: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Fail</text:p>
          </table:table-cell>
          <table:table-cell table:style-name="ce16" office:value-type="string" calcext:value-type="string">
            <text:p>Labels related to fail</text:p>
          </table:table-cell>
          <table:table-cell table:style-name="ce16" table:number-columns-repeated="2"/>
          <table:table-cell table:style-name="ce20" table:number-columns-repeated="2"/>
        </table:table-row>
        <table:table-row table:style-name="ro1">
          <table:table-cell table:style-name="ce16" office:value-type="string" calcext:value-type="string">
            <text:p>Regular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ExpAssign (3), expVarDec, expStat, assignAssign, typeReturnTypes (all erros related to missing labels in comparison with the manual annotation)</text:p>
          </table:table-cell>
          <table:table-cell table:style-name="ce16" table:number-columns-repeated="2"/>
          <table:table-cell table:style-name="ce20" table:number-columns-repeated="2"/>
        </table:table-row>
        <table:table-row table:style-name="ro1">
          <table:table-cell table:style-name="ce16" office:value-type="string" calcext:value-type="string">
            <text:p>Hard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…</text:p>
          </table:table-cell>
          <table:table-cell table:style-name="ce16" table:number-columns-repeated="2"/>
          <table:table-cell table:style-name="ce20" table:number-columns-repeated="2"/>
        </table:table-row>
        <table:table-row table:style-name="ro1">
          <table:table-cell table:style-name="ce16" office:value-type="string" calcext:value-type="string">
            <text:p>Soft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3"/>
          <table:table-cell table:style-name="ce20" table:number-columns-repeated="2"/>
        </table:table-row>
        <table:table-row table:style-name="ro1">
          <table:table-cell table:style-name="ce17" table:number-columns-repeated="6"/>
          <table:table-cell table:number-columns-repeated="2"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 office:value-type="string" calcext:value-type="string">
            <text:p>UpathDeep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5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+ 1 o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table:style-name="ce24" office:value-type="float" office:value="26" calcext:value-type="float">
            <text:p>26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ulou ‘exp’ (parece o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table:formula="of:=SUM([.F2:.F51])" office:value-type="float" office:value="40" calcext:value-type="float">
            <text:p>40</text:p>
          </table:table-cell>
          <table:table-cell office:value-type="string" calcext:value-type="string">
            <text:p>Regular: Total 75. 65 corretas iguais, 9 novas corretas, 1 nova incorreta, 22 ausent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/>
          <table:table-cell office:value-type="string" calcext:value-type="string">
            <text:p>Hard: Total 23. 19 corretas iguais, 4 novas corretas, 0 nova incorreta, 68 ausentes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oft: Total 65. 59 corretas iguais, 6 corretas novas, 0 nova incorreta, 28 ausentes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/>
          <table:table-cell office:value-type="string" calcext:value-type="string">
            <text:p>Regular: 25 regras com anotações corretas, 1 com anotação incorreta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Hard: 13 regras com anotações corretas, 0 com anotação incorreta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Soft: 20 regras com anotações corretas, 0 com anotação incorreta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ce16" office:value-type="string" calcext:value-type="string">
            <text:p>Recovery: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Fail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ce16" office:value-type="string" calcext:value-type="string">
            <text:p>Regular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9" calcext:value-type="float">
            <text:p>19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ce16" office:value-type="string" calcext:value-type="string">
            <text:p>Hard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8" calcext:value-type="float">
            <text:p>48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ce16" office:value-type="string" calcext:value-type="string">
            <text:p>Soft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2" calcext:value-type="float">
            <text:p>22</text:p>
          </table:table-cell>
          <table:table-cell table:style-name="ce17" table:number-columns-repeated="2"/>
          <table:table-cell table:style-name="ce19"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6" office:value-type="string" calcext:value-type="string">
            <text:p>Labels related to fail in Regular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>
            <text:p>Ausentes: <text:s/>braces (2 testes), colon (não anotou em conditional_exp), endcomment (regra léxica), enumerator (test multEnumerator), enumeratorComma, 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>
            <text:p>invalidDecl (invalidDec, multBrack, multSemicolon), invalidExpr (não anotou em struct_declarator, assignment_exp (2), enumerator ),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>
            <text:p>invalidExprCond (2 testes), semicolon (missing in struct_decl), stat (missing in ‘if’), zerodecl</text:p>
          </table:table-cell>
          <table:table-cell table:style-name="ce16"/>
          <table:table-cell table:style-name="ce20" table:number-columns-repeated="8"/>
          <table:table-cell table:number-columns-repeated="9"/>
        </table:table-row>
        <table:table-row table:style-name="ro1">
          <table:table-cell table:style-name="ce16" table:number-columns-repeated="2"/>
          <table:table-cell table:style-name="ce20" table:number-columns-repeated="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5:23:11.1342845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8-28T15:34:22.135127768</dc:date>
    <meta:editing-duration>P1DT21H18M12S</meta:editing-duration>
    <meta:editing-cycles>29</meta:editing-cycles>
    <meta:generator>LibreOffice/6.0.7.3$Linux_X86_64 LibreOffice_project/00m0$Build-3</meta:generator>
    <meta:document-statistic meta:table-count="2" meta:cell-count="708" meta:object-count="0"/>
  </office:meta>
</office:document-meta>
</file>